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Okay the text in the home tab is all of that.</text:span></text:p>
      <text:p text:style-name="P1"><text:span text:style-name="T1"><text:tab/>(The participant reads the text in the home tab)</text:span></text:p>
      <text:p text:style-name="P1"><text:span text:style-name="T1"><text:tab/>I am going to check what a knowledge graph is. I don't know if you can see my screen but I have to log in here as well. I think with the same credentials as before. I will check that later.</text:span></text:p>
      <text:p text:style-name="P1"><text:span text:style-name="T1"><text:s text:c="4"/>1.a Was the information presented enough for you to get an overall understanding of the SERDIF framework?</text:span></text:p>
      <text:p text:style-name="P1"><text:span text:style-name="T1"><text:s text:c="4"/><text:tab/>Okay, this all makes sense to me.</text:span></text:p>
      <text:p text:style-name="P1"><text:span text:style-name="T1"><text:s text:c="4"/><text:tab/>I think I could understand all that is here but I am not going to say ask completed because I want to look at these links.</text:span></text:p>
      <text:p text:style-name="P1"><text:span text:style-name="T1"><text:s text:c="4"/><text:tab/>Knowledge graph, this is graph db ... It takes a while ... loading loading.</text:span></text:p>
      <text:p text:style-name="P1"><text:span text:style-name="T1"><text:s text:c="4"/><text:tab/>I will check the methodology, ah the GitHub okay.</text:span></text:p>
      <text:p text:style-name="P1"><text:span text:style-name="T1"><text:s text:c="4"/><text:tab/>I don't know if the graph db page is working but it is taking a while.</text:span></text:p>
      <text:p text:style-name="P1"><text:span text:style-name="T1"><text:s text:c="4"/><text:tab/>I guess what I was expecting when clicking on here was a description of what a knowledge graph is exactly. I am not sure I will find it here for what it says here. Yeah, this is still loading and we will get stuck here for a while.</text:span></text:p>
      <text:p text:style-name="P1"><text:span text:style-name="T1"><text:s text:c="4"/><text:tab/>I will try to log in into graph db again otherwise I will skip.</text:span></text:p>
      <text:p text:style-name="P1"><text:span text:style-name="T1"><text:s text:c="4"/><text:tab/>MODERATOR: It is weird because for me it is working, feel free to go ahead with the tasks.</text:span></text:p>
      <text:p text:style-name="P1"><text:span text:style-name="T1"><text:s text:c="4"/><text:tab/>Okay, it was loading for a while.</text:span></text:p>
      <text:p text:style-name="P1"><text:span text:style-name="T1"><text:s text:c="4"/><text:tab/>Okay so I guess the task is completed now.</text:span></text:p>
      <text:p text:style-name="P1"><text:span text:style-name="T1"><text:s text:c="4"/><text:tab/>I think the information was enough especially to understand how this can be useful to people you want to, you know, get hold of this data, explore it somehow and search for that.</text:span></text:p>
      <text:p text:style-name="P1"><text:span text:style-name="T1"><text:s text:c="4"/>1.b If not, what information would you add?</text:span></text:p>
      <text:p text:style-name="P1"><text:span text:style-name="T1"><text:s text:c="4"/><text:tab/>Not much, I had a bit of a doubt what a knowledge graph is exactly and that is why I clicked there. Maybe adding an explanation or a link to a place, I mean you don't need to write it here.</text:span></text:p>
      <text:p text:style-name="P1"><text:span text:style-name="T1"><text:s text:c="4"/><text:tab/>So, okay, task 1 completed.</text:span></text:p>
      <text:p text:style-name="P1"><text:span text:style-name="T1">2 Login with the credentials provided in the invitation email.</text:span></text:p>
      <text:p text:style-name="P1"><text:soft-page-break/><text:span text:style-name="T1"><text:tab/>Okay, this is what I did before </text:span>on another<text:span text:style-name="T1"> website.</text:span></text:p>
      <text:p text:style-name="P1"><text:span text:style-name="T1"><text:tab/>Okay, super fast.</text:span></text:p>
      <text:p text:style-name="P1"><text:span text:style-name="T1"><text:tab/>So I </text:span>guess the task is completed<text:span text:style-name="T1">.</text:span></text:p>
      <text:p text:style-name="P1"><text:span text:style-name="T1">3 Submit a query using the input options available in the ‘Query’ tab on the left panel. </text:span></text:p>
      <text:p text:style-name="P1"><text:span text:style-name="T1"><text:s text:c="4"/>3.a Please explain and justify aloud the specific choices that you make.</text:span></text:p>
      <text:p text:style-name="P1"><text:span text:style-name="T1"><text:s text:c="4"/><text:tab/>Case study, not much to choose.</text:span></text:p>
      <text:p text:style-name="P1"><text:span text:style-name="T1"><text:s text:c="4"/><text:tab/>Mmmm ... Interesting ... I guess the definite events are confirmed cases of something, example events, like a disease let's say. These events are not biologically confirmed but </text:span>suspected<text:span text:style-name="T1"> somehow. These </text:span>events<text:span text:style-name="T1"> are discarded. I </text:span>am a<text:span text:style-name="T1"> weird person and I am going to choose the no, those that probably had a clinical form similar to what you would expect for this disease but then it was a no and it is something else.</text:span></text:p>
      <text:p text:style-name="P1"><text:span text:style-name="T1"><text:s text:c="4"/><text:tab/>I am not very familiar with Ireland so I am going to go with Cork in the south.</text:span></text:p>
      <text:p text:style-name="P1"><text:span text:style-name="T1"><text:s text:c="4"/><text:tab/>Time window length (days) ... I guess it is the window of days that I want the data.</text:span></text:p>
      <text:p text:style-name="P1"><text:span text:style-name="T1"><text:s text:c="4"/><text:tab/>I guess the lag is the lag of the data with respect to the clinical data ... I am not going to put a lot of lag.</text:span></text:p>
      <text:p text:style-name="P1"><text:span text:style-name="T1"><text:s text:c="4"/><text:tab/>Temporal unit ... I have to first check if the data is available.</text:span></text:p>
      <text:p text:style-name="P1"><text:span text:style-name="T1"><text:s text:c="4"/><text:tab/>Ah okay, now I have to choose this temporal unit.</text:span></text:p>
      <text:p text:style-name="P1"><text:span text:style-name="T1"><text:s text:c="4"/><text:tab/>(The participant reads the temporal unit tool tip)</text:span></text:p>
      <text:p text:style-name="P1"><text:span text:style-name="T1"><text:s text:c="4"/><text:tab/>Okay, so this is an aggregation process that goes internally.</text:span></text:p>
      <text:p text:style-name="P1"><text:span text:style-name="T1"><text:s text:c="4"/><text:tab/>I don't want hourly data, let's say I want the daily data.</text:span></text:p>
      <text:p text:style-name="P1"><text:span text:style-name="T1"><text:s text:c="4"/><text:tab/>The aggregation method, this is hard to let the user choose this, maybe. Depends on the variable I guess. Interesting. I am going to put ... For me it is a bit confusing as I would like to know what sort of variables I am going to be selecting because I don't know.</text:span></text:p>
      <text:p text:style-name="P1"><text:span text:style-name="T1"><text:s text:c="4"/><text:tab/>I am going to select the mean as it makes general sense.</text:span></text:p>
      <text:p text:style-name="P1"><text:span text:style-name="T1"><text:s text:c="4"/><text:tab/>It says here it could be the max or the min. Okay I go for submit and I think the task is done, task completed</text:span></text:p>
      <text:p text:style-name="P1"><text:span text:style-name="T1"><text:s text:c="4"/>3.b Are the query input options clear to you?</text:span></text:p>
      <text:p text:style-name="P1"><text:span text:style-name="T1"><text:s text:c="4"/>3.c Would you add any extra information to get a better understanding?</text:span></text:p>
      <text:p text:style-name="P1"><text:span text:style-name="T1"><text:s text:c="4"/>3.d After completing all the inputs, please click the ‘Submit’ button once</text:span></text:p>
      <text:p text:style-name="P1"><text:soft-page-break/><text:span text:style-name="T1">4 Explore the ‘Q1’ tab generated after submitting a query.</text:span></text:p>
      <text:p text:style-name="P1"><text:span text:style-name="T1"><text:tab/>Okay, I will have to read the sub tasks again but let's go back to the dashboard.</text:span></text:p>
      <text:p text:style-name="P1"><text:span text:style-name="T1"><text:tab/>Okay, the Q1 ... Where is the Q1 tab? I think I submitted this.</text:span></text:p>
      <text:p text:style-name="P1"><text:span text:style-name="T1"><text:tab/>Okay, it is taking a while.</text:span></text:p>
      <text:p text:style-name="P1"><text:span text:style-name="T1"><text:tab/>MODERATOR: I got a critical error from the hosting platform. Could you try to refresh the dashboard and re-submit a query? Could you </text:span>also try<text:span text:style-name="T1"> a different location?</text:span></text:p>
      <text:p text:style-name="P1"><text:span text:style-name="T1"><text:tab/>Okay, I will try for Dublin.</text:span></text:p>
      <text:p text:style-name="P1"><text:span text:style-name="T1"><text:tab/>Okay, so 20 days with a 5 days lag.</text:span></text:p>
      <text:p text:style-name="P1"><text:span text:style-name="T1"><text:tab/>Data is available.</text:span></text:p>
      <text:p text:style-name="P1"><text:span text:style-name="T1"><text:tab/>Ah okay, it is fine. Yeah this is the Q1 tab. I wonder what Q1 means. Is it like query 1? Okay.</text:span></text:p>
      <text:p text:style-name="P1"><text:span text:style-name="T1"><text:tab/>I guess if I do queries, I will have other tabs here.</text:span></text:p>
      <text:p text:style-name="P1"><text:span text:style-name="T1"><text:s text:c="4"/>4.a Read the information provided in the introductory paragraph.</text:span></text:p>
      <text:p text:style-name="P1"><text:span text:style-name="T1"><text:s text:c="4"/><text:tab/>(The participant reads the introductory paragraph)</text:span></text:p>
      <text:p text:style-name="P1"><text:span text:style-name="T1"><text:s text:c="4"/>4.b Explore and discuss aloud the usefulness of the information displayed for each of the three buttons below, in order to understand the event-environmental linked data.</text:span></text:p>
      <text:p text:style-name="P1"><text:span text:style-name="T1"><text:s text:c="4"/>4.c Click the following buttons:</text:span></text:p>
      <text:p text:style-name="P1"><text:span text:style-name="T1"><text:s text:c="8"/>c.i Data Provenance</text:span></text:p>
      <text:p text:style-name="P1"><text:span text:style-name="T1"><text:s text:c="8"/><text:tab/>Okay, so if I go here ... Event type no, yeah as I have chosen the no. This is the query I guess.</text:span></text:p>
      <text:p text:style-name="P1"><text:span text:style-name="T1"><text:s text:c="8"/><text:tab/>The data sets used are here, which should have the same dates and the lag I guess. I put the lag of 5 days, but it says 2021-10-12 and it goes from ... Ah no it is the same file. It changes only this EEA-28A ... Okay.</text:span></text:p>
      <text:p text:style-name="P1"><text:span text:style-name="T1"><text:s text:c="8"/><text:tab/>(The participant reads the sub tasks again)</text:span></text:p>
      <text:p text:style-name="P1"><text:span text:style-name="T1"><text:s text:c="8"/><text:tab/>This is the data provenance and these are the data sets where information comes from, but I do not have a clear idea of what they mean.</text:span></text:p>
      <text:p text:style-name="P1"><text:span text:style-name="T1"><text:s text:c="8"/><text:tab/>They all have the same date which is a bit weird to me.</text:span></text:p>
      <text:p text:style-name="P1"><text:span text:style-name="T1"><text:s text:c="8"/>c.ii Data Lineage</text:span></text:p>
      <text:p text:style-name="P1"><text:soft-page-break/><text:span text:style-name="T1"><text:s text:c="8"/><text:tab/>Data lineage ... I guess it is this here. This was the provenance and the data lineage is like code. Probably, it is what is going </text:span>behind it, like<text:span text:style-name="T1"> the exact ...</text:span></text:p>
      <text:p text:style-name="P1"><text:span text:style-name="T1"><text:s text:c="8"/><text:tab/>This is called data lineage, maybe the name is a bit confusing as I don't know what the lineage is exactly.</text:span></text:p>
      <text:p text:style-name="P1"><text:span text:style-name="T1"><text:s text:c="8"/>c.iii Full Metadata Exploration</text:span></text:p>
      <text:p text:style-name="P1"><text:span text:style-name="T1"><text:s text:c="8"/><text:tab/>It is this window here.</text:span></text:p>
      <text:p text:style-name="P1"><text:span text:style-name="T1"><text:s text:c="8"/><text:tab/>This is the geometry of the Dublin polygon here.</text:span></text:p>
      <text:p text:style-name="P1"><text:span text:style-name="T1"><text:s text:c="8"/><text:tab/>Okay, this is what is behind it.</text:span></text:p>
      <text:p text:style-name="P1"><text:span text:style-name="T1"><text:s text:c="8"/><text:tab/>For me it is not useful to look at because it is a bit ... I guess for a clinician it is even less useful because they cannot read this code.</text:span></text:p>
      <text:p text:style-name="P1"><text:span text:style-name="T1"><text:s text:c="8"/><text:tab/>Are these buttons to export things? Yeah, I can download stuff okay. <text:s text:c="6"/><text:tab/></text:span></text:p>
      <text:p text:style-name="P1"><text:span text:style-name="T1"><text:s text:c="4"/>4.d Can you say aloud how many data sets were used for each event in the Data Provenance table?</text:span></text:p>
      <text:p text:style-name="P1"><text:span text:style-name="T1"><text:s text:c="4"/><text:tab/>(The participant reads the sub task again)</text:span></text:p>
      <text:p text:style-name="P1"><text:span text:style-name="T1"><text:s text:c="4"/><text:tab/>Well I guess it is the number of data sets here I guess 25 or 30.</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The participant reads the sub task again)</text:span></text:p>
      <text:p text:style-name="P1"><text:span text:style-name="T1"><text:s text:c="4"/><text:tab/>Okay, this is here in the full metadata exploration window.</text:span></text:p>
      <text:p text:style-name="P1"><text:span text:style-name="T1"><text:s text:c="4"/><text:tab/>I guess I would do a Control+F and search for the words and let's see if it works.</text:span></text:p>
      <text:p text:style-name="P1"><text:span text:style-name="T1"><text:s text:c="4"/><text:tab/>I am not sure if these things work here ... Oh, yeah.</text:span></text:p>
      <text:p text:style-name="P1"><text:span text:style-name="T1"><text:s text:c="4"/><text:tab/>Identification risk ... (The participant reads the identification risk comment)</text:span></text:p>
      <text:p text:style-name="P1"><text:span text:style-name="T1"><text:s text:c="4"/><text:tab/>I don't know if this is the paragraph they are asking me to find but okay.</text:span></text:p>
      <text:p text:style-name="P1"><text:span text:style-name="T1"><text:s text:c="4"/><text:tab/>I can do the same for the other</text:span> items<text:span text:style-name="T1">.</text:span></text:p>
      <text:p text:style-name="P1"><text:span text:style-name="T1"><text:s text:c="4"/><text:tab/>The license must be here at some place. Maybe it is in the upper or lower part.</text:span></text:p>
      <text:p text:style-name="P1"><text:span text:style-name="T1"><text:s text:c="4"/><text:tab/>A this is the data set, ah no the data use. Yeah it is here ... (The participant reads the data use comment)</text:span></text:p>
      <text:p text:style-name="P1"><text:soft-page-break/><text:span text:style-name="T1"><text:s text:c="4"/><text:tab/>I am missing the license, which I did not find. Ah, I am writing it wrong, yeah.</text:span></text:p>
      <text:p text:style-name="P1"><text:span text:style-name="T1"><text:s text:c="4"/><text:tab/>Well here there is a license at the end, this is a creative commons. There are these types of creative commons ... okay ... this means, oh yeah I knew that. Yeah, yeah, one of these types.</text:span></text:p>
      <text:p text:style-name="P1"><text:span text:style-name="T1"><text:s text:c="4"/><text:tab/>Okay so task completed.</text:span></text:p>
      <text:p text:style-name="P1"><text:span text:style-name="T1">5 Explore the data table displayed underneath the metadata buttons. </text:span></text:p>
      <text:p text:style-name="P1"><text:span text:style-name="T1"><text:tab/>Let's see, okay this is the table.</text:span></text:p>
      <text:p text:style-name="P1"><text:span text:style-name="T1"><text:s text:c="4"/>5.a Can you understand all the column headings when hovering over the abbreviations?</text:span></text:p>
      <text:p text:style-name="P1"><text:span text:style-name="T1"><text:s text:c="4"/><text:tab/>The dates are days, so this is the aggregation I choose. I guess the aggregation was before and this is data displayed by dates.</text:span></text:p>
      <text:p text:style-name="P1"><text:span text:style-name="T1"><text:s text:c="4"/><text:tab/>I think the event is the type of the event in the format of the </text:span>database<text:span text:style-name="T1">.</text:span></text:p>
      <text:p text:style-name="P1"><text:span text:style-name="T1"><text:s text:c="4"/><text:tab/>Here I have data about pollution, so this is all air pollution data.</text:span></text:p>
      <text:p text:style-name="P1"><text:span text:style-name="T1"><text:s text:c="4"/><text:tab/>(The participant reads the column heading descriptions)</text:span></text:p>
      <text:p text:style-name="P1"><text:span text:style-name="T1"><text:s text:c="4"/><text:tab/>Here if I hover over it does not say what it is. In some it says for example particulate matter but in others it does not say.</text:span></text:p>
      <text:p text:style-name="P1"><text:span text:style-name="T1"><text:s text:c="4"/><text:tab/>Uh, there are lots of things, okay.</text:span></text:p>
      <text:p text:style-name="P1"><text:span text:style-name="T1"><text:s text:c="4"/>5.b Do you understand the meaning of the cell background colors?</text:span></text:p>
      <text:p text:style-name="P1"><text:span text:style-name="T1"><text:s text:c="8"/>There are some values here in red and some in blue. Intuitively, I would say that red values are bad values or something. Maybe values of air pollution over a threshold. I think I am right because this value is the highest in the column ... Oh, actually, this is the highest value in all the columns ... Oh no, I </text:span>think it is values<text:span text:style-name="T1"> over a threshold by column, I don't know. Maybe WHO recommendation threshold or these things, I am not sure.</text:span></text:p>
      <text:p text:style-name="P1"><text:span text:style-name="T1"><text:s text:c="8"/>(The participant reads the sub task again)</text:span></text:p>
      <text:p text:style-name="P1"><text:span text:style-name="T1"><text:s text:c="8"/>I was going ahead </text:span>with the<text:span text:style-name="T1"> task. Actually here there is the precise meaning of what they are. </text:span></text:p>
      <text:p text:style-name="P1"><text:span text:style-name="T1"><text:s text:c="8"/>(The participant reads the data background paragraph)</text:span></text:p>
      <text:p text:style-name="P1"><text:span text:style-name="T1"><text:s text:c="8"/>Values higher values of 2 ... Well ... The Z-score, okay, extreme values of the distribution, okay.</text:span></text:p>
      <text:p text:style-name="P1"><text:span text:style-name="T1"><text:s text:c="8"/>High are red and low are blue.</text:span></text:p>
      <text:p text:style-name="P1"><text:span text:style-name="T1"><text:s text:c="8"/>Okay, in the beginning maybe I was expecting a climatologically sound threshold like coming from another thing but I </text:span>see it is about<text:span text:style-name="T1"> the distribution of the data cutting some things, well marking some of the edges. Yeah, like the 95% interval for the data.</text:span></text:p>
      <text:p text:style-name="P1"><text:span text:style-name="T1"><text:s text:c="4"/>5.c Can you hide columns by using the eye icon next to the column heading or by using the ‘Toggle Columns’ button?</text:span></text:p>
      <text:p text:style-name="P1"><text:soft-page-break/><text:span text:style-name="T1"><text:s text:c="4"/><text:tab/>If I go like this, they go away. I can end up with a super small data set.</text:span></text:p>
      <text:p text:style-name="P1"><text:span text:style-name="T1"><text:s text:c="4"/><text:tab/>The toggle is this, okay, I can say which ones I want and which ones I don't.</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The participant reads the sub task again)</text:span></text:p>
      <text:p text:style-name="P1"><text:span text:style-name="T1"><text:s text:c="4"/><text:tab/>My only doubt is ... The events here, how many events per day are there? I guess there are days </text:span>where<text:span text:style-name="T1"> there are more events than others. The data table is data per day but the events are just the same thing in all </text:span>these<text:span text:style-name="T1"> columns. I guess these days are 0, 0, 0, 0, 1, 10. I don't know.</text:span></text:p>
      <text:p text:style-name="P1"><text:span text:style-name="T1"><text:s text:c="4"/><text:tab/>For me this is very complete regarding the environmental data and the pollution and climate data, that is super useful. But I am not sure how I will use that. I would need more data about the disease or these events. I guess I cannot see it because this is private information or something. I would like to have a column that has the number of events per day or something like that and so on.</text:span></text:p>
      <text:p text:style-name="P1"><text:span text:style-name="T1"><text:s text:c="4"/><text:tab/>I guess this data is lagged as this is what I have asked for in the end. I guess this event here and the data for this time, the dew point temperature is the lagged one for 5 days. I am not sure. Maybe I would like to see this here somehow. This is data that is lagged 5 days or something like this.</text:span></text:p>
      <text:p text:style-name="P1"><text:span text:style-name="T1"><text:s text:c="4"/><text:tab/>I mean I think to explore the relationship with the event and some of this data with the table I cannot do it. If it was myself I would download it and do it myself. Just plot some variables or do some correlation analysis first step thing so see the connection to the events or something like that. I think there was a dashboard here somehow, they said before. I can do it </text:span>myself by downloading<text:span text:style-name="T1"> it or this web page can do it also a little bit. Some plots of the data and so on.</text:span></text:p>
      <text:p text:style-name="P1"><text:span text:style-name="T1"><text:s text:c="4"/><text:tab/>I think the information is ready to assess this connection, which is good. Most of the </text:span>time<text:span text:style-name="T1"> what is more consuming is to get this table because there are these variables and all these sources. I mean now it is very easy as I can just go here and put this and retrieve the data, which is great.</text:span></text:p>
      <text:p text:style-name="P1"><text:span text:style-name="T1"><text:s text:c="4"/><text:tab/>For me this is more than useful, as a user I would download it and I will look at things myself. But I guess maybe some users that are not so comfortable with programming maybe they would like to see </text:span>it <text:span text:style-name="T1">here</text:span> as an<text:span text:style-name="T1"> interactive dashboard and so on. This depends on the preference of the user I guess.</text:span></text:p>
      <text:p text:style-name="P1"><text:span text:style-name="T1"><text:s text:c="4"/><text:tab/>I can download it as I can see here from the export button, so all good.</text:span></text:p>
      <text:p text:style-name="P1"><text:span text:style-name="T1"><text:s text:c="4"/>5.e Say aloud if you would add any feature to the current display</text:span></text:p>
      <text:p text:style-name="P1"><text:span text:style-name="T1"><text:s text:c="4"/><text:tab/>No, in the table no. So task completed number 5.</text:span></text:p>
      <text:p text:style-name="P1"><text:span text:style-name="T1">6 Explore the Heat map, Box Plot and Polar Plot tabs.</text:span></text:p>
      <text:p text:style-name="P1"><text:span text:style-name="T1"><text:tab/>Heat map, heat map ... Where is the heat map?</text:span></text:p>
      <text:p text:style-name="P1"><text:span text:style-name="T1"><text:tab/></text:span>Do I<text:span text:style-name="T1"> have to select one variable? No, the arrow in the data table would order things differently.</text:span></text:p>
      <text:p text:style-name="P1"><text:span text:style-name="T1"><text:tab/></text:span>Here is a<text:span text:style-name="T1"> heat map ...</text:span></text:p>
      <text:p text:style-name="P1"><text:span text:style-name="T1"><text:s text:c="4"/>6.a Select an environmental variable from the inputs provided</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What happens here? Temperature ... Ah, is it complaining about something?</text:span></text:p>
      <text:p text:style-name="P1"><text:soft-page-break/><text:span text:style-name="T1"><text:s text:c="4"/><text:tab/><text:tab/>Maybe now I would like to close the metadata windows. If I click again they go away, okay, nice.</text:span></text:p>
      <text:p text:style-name="P1"><text:span text:style-name="T1"><text:s text:c="4"/><text:tab/><text:tab/>If I select temperature or O3 is not working ... PM10 ...</text:span></text:p>
      <text:p text:style-name="P1"><text:span text:style-name="T1"><text:s text:c="4"/><text:tab/><text:tab/>MODERATOR: It should be working.</text:span></text:p>
      <text:p text:style-name="P1"><text:span text:style-name="T1"><text:s text:c="4"/><text:tab/><text:tab/>I can refresh if you want.</text:span></text:p>
      <text:p text:style-name="P1"><text:span text:style-name="T1"><text:s text:c="4"/><text:tab/><text:tab/>MODERATOR: It is weird because I am not getting an error. Usually, I have an error regarding garbage collection but this </text:span>time it is not<text:span text:style-name="T1"> that. Would you mind refreshing the page?</text:span></text:p>
      <text:p text:style-name="P1"><text:span text:style-name="T1"><text:s text:c="4"/><text:tab/><text:tab/>Yeah, I will refresh.</text:span></text:p>
      <text:p text:style-name="P1"><text:span text:style-name="T1"><text:s text:c="4"/><text:tab/><text:tab/>Okay, I can choose more than one event type ...</text:span></text:p>
      <text:p text:style-name="P1"><text:span text:style-name="T1"><text:s text:c="4"/><text:tab/><text:tab/>(The participant selects new query inputs)</text:span></text:p>
      <text:p text:style-name="P1"><text:span text:style-name="T1"><text:s text:c="4"/><text:tab/><text:tab/>Oh, no events now. Ah, it says there are only two events here. This is hard to relate with the ... Oh there are just a few events ... Mmmm ... Interesting.</text:span></text:p>
      <text:p text:style-name="P1"><text:span text:style-name="T1"><text:s text:c="4"/><text:tab/><text:tab/>Can I increase this? No, events. This is a very uncommon disease I guess. Now there is just one event. If there is just one event, it's a bit hard to link.</text:span></text:p>
      <text:p text:style-name="P1"><text:span text:style-name="T1"><text:s text:c="4"/><text:tab/><text:tab/>Okay, ah. Now I understand what was happening before.</text:span></text:p>
      <text:p text:style-name="P1"><text:span text:style-name="T1"><text:s text:c="4"/><text:tab/><text:tab/>Okay, so we can go to the heat map.</text:span></text:p>
      <text:p text:style-name="P1"><text:span text:style-name="T1"><text:s text:c="4"/><text:tab/><text:tab/>It is not working again.</text:span></text:p>
      <text:p text:style-name="P1"><text:span text:style-name="T1"><text:s text:c="4"/><text:tab/><text:tab/>MODERATOR: Can you try the box plot?</text:span></text:p>
      <text:p text:style-name="P1"><text:span text:style-name="T1"><text:s text:c="4"/><text:tab/><text:tab/>Let me try another browser, I will try Chrome.</text:span></text:p>
      <text:p text:style-name="P1"><text:span text:style-name="T1"><text:s text:c="4"/><text:tab/><text:tab/>MODERATOR: Nice thought, you are my first safari user. It is good that you point that out because the previous participants used Firefox or Chrome.</text:span></text:p>
      <text:p text:style-name="P1"><text:span text:style-name="T1"><text:s text:c="4"/><text:tab/><text:tab/>Yes, that could be the issue. I am going to go with Chrome.</text:span></text:p>
      <text:p text:style-name="P1"><text:span text:style-name="T1"><text:s text:c="4"/><text:tab/><text:tab/>MODERATOR: That could be the reason why the knowledge graph link was not working either.</text:span></text:p>
      <text:p text:style-name="P1"><text:span text:style-name="T1"><text:s text:c="4"/><text:tab/><text:tab/>Chrome is always a bit more stable.</text:span></text:p>
      <text:p text:style-name="P1"><text:span text:style-name="T1"><text:s text:c="4"/><text:tab/><text:tab/>(The participants submits another query)</text:span></text:p>
      <text:p text:style-name="P1"><text:span text:style-name="T1"><text:s text:c="4"/><text:tab/><text:tab/>Okay, good, so the heat map for PM10 is working now.</text:span></text:p>
      <text:p text:style-name="P1"><text:soft-page-break/><text:span text:style-name="T1"><text:s text:c="4"/><text:tab/><text:tab/>MODERATOR: There is a critical problem with </text:span>S<text:span text:style-name="T1">afari the</text:span>n<text:span text:style-name="T1">.</text:span></text:p>
      <text:p text:style-name="P1"><text:span text:style-name="T1"><text:s text:c="4"/><text:tab/><text:tab/>Yeah, the box plot and the heat maps are working now.</text:span></text:p>
      <text:p text:style-name="P1"><text:span text:style-name="T1"><text:s text:c="4"/><text:tab/><text:tab/>So I want to explore the temperature with the heat map.</text:span></text:p>
      <text:p text:style-name="P1"><text:span text:style-name="T1"><text:s text:c="4"/><text:tab/><text:tab/>(The participant reads the task again)</text:span></text:p>
      <text:p text:style-name="P1"><text:span text:style-name="T1"><text:s text:c="4"/><text:tab/><text:tab/>So every color is the temperature, quite cold because this is ... My only doubt is that you don't allow me to choose a time frame. I don't know when this event took place, the day and the month. Oh, yes I know it is up there somewhere. Oh I cannot find it.</text:span></text:p>
      <text:p text:style-name="P1"><text:span text:style-name="T1"><text:s text:c="4"/><text:tab/><text:tab/>Here is the temperature it would make sense to be quite recent, close to now.</text:span></text:p>
      <text:p text:style-name="P1"><text:span text:style-name="T1"><text:s text:c="4"/><text:tab/><text:tab/>This here is the lag, the relative time from an event (day -1).</text:span></text:p>
      <text:p text:style-name="P1"><text:span text:style-name="T1"><text:s text:c="4"/><text:tab/><text:tab/>This is giving me a picture of the 30 days before the event if I am not </text:span>mistaken<text:span text:style-name="T1">. Because there is just one event. </text:span>What<text:span text:style-name="T1"> would happen if there were 4 events?</text:span></text:p>
      <text:p text:style-name="P1"><text:span text:style-name="T1"><text:s text:c="4"/><text:tab/><text:tab/>Would we have 4 graphs like this or they would be overlapping? The four part conditions of the 4 events ... Relative time from the event.</text:span></text:p>
      <text:p text:style-name="P1"><text:span text:style-name="T1"><text:s text:c="4"/><text:tab/><text:tab/>I am not sure the difference between the heat map and the bottom plot because the colors are the same. It is a bit redundant.</text:span></text:p>
      <text:p text:style-name="P1"><text:span text:style-name="T1"><text:s text:c="4"/><text:tab/><text:tab/>Okay, if I choose some other variable, okay. Maybe I am a bit like this but for temperature I would prefer red or warmer colors, which are more intuitive. For rain, maybe more blues. Rain is much more chaotic, that is true. It did not rain here but is raining a lot there.</text:span></text:p>
      <text:p text:style-name="P1"><text:span text:style-name="T1"><text:s text:c="4"/><text:tab/>Box plot</text:span></text:p>
      <text:p text:style-name="P1"><text:span text:style-name="T1"><text:s text:c="4"/><text:tab/><text:tab/>Let me </text:span>plot the temperature<text:span text:style-name="T1">.</text:span></text:p>
      <text:p text:style-name="P1"><text:span text:style-name="T1"><text:s text:c="4"/><text:tab/><text:tab/>The plot </text:span>represents<text:span text:style-name="T1"> the interval of values that we say in the heat map. The median is 10.6, oh nice, the box plot descriptors are available when hovering over the box plot.</text:span></text:p>
      <text:p text:style-name="P1"><text:span text:style-name="T1"><text:s text:c="4"/><text:tab/>Polar plot</text:span></text:p>
      <text:p text:style-name="P1"><text:span text:style-name="T1"><text:s text:c="4"/><text:tab/><text:tab/>Wow, nice. These are the different directions. This is temperature but here the color scale changes from the heat amp. This is more </text:span>temperature-like<text:span text:style-name="T1">.</text:span></text:p>
      <text:p text:style-name="P1"><text:span text:style-name="T1"><text:s text:c="4"/><text:tab/><text:tab/>I am not sure of what this is because this is a map north, south, east, west with wind speed. I don't get this wind speed.</text:span></text:p>
      <text:p text:style-name="P1"><text:span text:style-name="T1"><text:s text:c="4"/><text:tab/><text:tab/>The number of the circles are not clear, are these for distance?</text:span></text:p>
      <text:p text:style-name="P1"><text:span text:style-name="T1"><text:s text:c="4"/><text:tab/><text:tab/>Is this temperature for different locations?</text:span></text:p>
      <text:p text:style-name="P1"><text:span text:style-name="T1"><text:s text:c="4"/><text:tab/><text:tab/>Polar plot ... This is not super clear to me what I am looking at right now. If in the center is supposed to be the event or something like this.</text:span></text:p>
      <text:p text:style-name="P1"><text:span text:style-name="T1"><text:s text:c="4"/><text:tab/><text:tab/>It looks </text:span>like the temperature<text:span text:style-name="T1"> was recorded in different places.</text:span></text:p>
      <text:p text:style-name="P1"><text:soft-page-break/><text:span text:style-name="T1"><text:s text:c="4"/><text:tab/><text:tab/>Do I have temperature for different </text:span>places<text:span text:style-name="T1"> then?</text:span></text:p>
      <text:p text:style-name="P1"><text:span text:style-name="T1"><text:s text:c="4"/><text:tab/><text:tab/>Okay let's try O3. the places are the same. These are maybe stations where you have data from.</text:span></text:p>
      <text:p text:style-name="P1"><text:span text:style-name="T1"><text:s text:c="4"/><text:tab/><text:tab/>Maybe yes, these are stations where you measure the variables.</text:span></text:p>
      <text:p text:style-name="P1"><text:span text:style-name="T1"><text:s text:c="4"/><text:tab/><text:tab/>But yeah, maybe I would add some explanation of what this is exactly or what this is.</text:span></text:p>
      <text:p text:style-name="P1"><text:span text:style-name="T1"><text:s text:c="4"/>6.c Say aloud if you would add any more visualizations to the current ones</text:span></text:p>
      <text:p text:style-name="P1"><text:span text:style-name="T1"><text:s text:c="4"/><text:tab/>Yeah, task completed. I wouldn't add.</text:span></text:p>
      <text:p text:style-name="P1"><text:span text:style-name="T1">7 Submit one more query with different input options from the ones used before.</text:span></text:p>
      <text:p text:style-name="P1"><text:span text:style-name="T1"><text:tab/>So I will do another query </text:span>on the<text:span text:style-name="T1"> left.</text:span></text:p>
      <text:p text:style-name="P1"><text:span text:style-name="T1"><text:tab/>Let's go for definite like this. Uff one event in a 100 days.</text:span></text:p>
      <text:p text:style-name="P1"><text:span text:style-name="T1"><text:tab/>This is something that </text:span>I do not<text:span text:style-name="T1"> get. </text:span>It's<text:span text:style-name="T1"> like there </text:span>were<text:span text:style-name="T1"> </text:span>no<text:span text:style-name="T1"> definite events in Dublin, that is what the availability is telling me.</text:span></text:p>
      <text:p text:style-name="P1"><text:span text:style-name="T1"><text:tab/>I will try a different place as Dublin is not the place. Oh now I have events.</text:span></text:p>
      <text:p text:style-name="P1"><text:span text:style-name="T1"><text:tab/>It takes more time because I have chosen many things here.</text:span></text:p>
      <text:p text:style-name="P1"><text:span text:style-name="T1"><text:tab/>Okay, but wait. This is the same query ... I would like to do another one.</text:span></text:p>
      <text:p text:style-name="P1"><text:span text:style-name="T1"><text:tab/>MODERATOR: There was a memory exceed problem.</text:span></text:p>
      <text:p text:style-name="P1"><text:span text:style-name="T1"><text:tab/>Ah, my 300 was a bit too much.</text:span></text:p>
      <text:p text:style-name="P1"><text:span text:style-name="T1"><text:tab/>(The participant submits another query with different inputs)</text:span></text:p>
      <text:p text:style-name="P1"><text:span text:style-name="T1"><text:tab/>Okay, now I have Q1 and Q3, and Q2 is dead, right?</text:span></text:p>
      <text:p text:style-name="P1"><text:span text:style-name="T1"><text:tab/>Okay, amazing.</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This one is using more data sets by far. I guess that I </text:span>put in more<text:span text:style-name="T1"> days but here we have two events (Q3) of high probability in Dublin.</text:span></text:p>
      <text:p text:style-name="P1"><text:soft-page-break/><text:span text:style-name="T1"><text:s text:c="8"/><text:tab/>Okay, here I have the event date in 2016, quite old.</text:span></text:p>
      <text:p text:style-name="P1"><text:span text:style-name="T1"><text:s text:c="8"/><text:tab/>Q3 uses 18 data sets and Q1 was using ... Ah, no I think in Q1 there are 21 data sets, so I guess Q1 wins.</text:span></text:p>
      <text:p text:style-name="P1"><text:span text:style-name="T1"><text:s text:c="8"/><text:tab/>This is solved.</text:span></text:p>
      <text:p text:style-name="P1"><text:span text:style-name="T1"><text:s text:c="8"/>a.ii Do both data sets (Q1 and Q2) have the same license?</text:span></text:p>
      <text:p text:style-name="P1"><text:span text:style-name="T1"><text:s text:c="8"/><text:tab/>I guess but I will check. So the license here was in the data lineage ... Oh no, in the full metadata exploration.</text:span></text:p>
      <text:p text:style-name="P1"><text:span text:style-name="T1"><text:s text:c="8"/><text:tab/>This has the by-SA creative commons license, which I don't remember what it means. The other query has the same license.</text:span></text:p>
      <text:p text:style-name="P1"><text:span text:style-name="T1"><text:s text:c="8"/>a.iii Which of the data tables (Q1 and Q2) seem to have more extreme values (i.e., more colored cell backgrounds)?</text:span></text:p>
      <text:p text:style-name="P1"><text:span text:style-name="T1"><text:s text:c="8"/><text:tab/>Wait, I am going to close this otherwise it is in the middle.</text:span></text:p>
      <text:p text:style-name="P1"><text:span text:style-name="T1"><text:s text:c="8"/><text:tab/>Q3 has some red values ... Oh, there is a problem here with the O3.</text:span></text:p>
      <text:p text:style-name="P1"><text:span text:style-name="T1"><text:s text:c="8"/><text:tab/>There tend to be more red values than blue values. I think there are more extreme values in Q3.</text:span></text:p>
      <text:p text:style-name="P1"><text:span text:style-name="T1"><text:s text:c="8"/><text:tab/>But the variables are different, toluene was not here before, which I think is a chemical compound or a metal.</text:span></text:p>
      <text:p text:style-name="P1"><text:span text:style-name="T1"><text:s text:c="4"/>7.b Choose one of the following plots from Heat map, Box Plot and Polar Plot tabs and compare aloud Q1 and Q2 plots.</text:span></text:p>
      <text:p text:style-name="P1"><text:span text:style-name="T1"><text:s text:c="4"/><text:tab/>I am going to go for temperature, which is intuitive. In Q3 I have 2 events and I am curious of how this will look.</text:span></text:p>
      <text:p text:style-name="P1"><text:span text:style-name="T1"><text:s text:c="4"/><text:tab/>MODERATOR: We are having again the same problem with the memory. So we will have to refresh and submit the same query that you submitted before. The last query to check the plots would be fine.</text:span></text:p>
      <text:p text:style-name="P1"><text:span text:style-name="T1"><text:s text:c="4"/><text:tab/>Ah, my queries are too big.</text:span></text:p>
      <text:p text:style-name="P1"><text:span text:style-name="T1"><text:s text:c="4"/><text:tab/>I would like to try one with more events. Do you have any advice to check that?</text:span></text:p>
      <text:p text:style-name="P1"><text:span text:style-name="T1"><text:s text:c="4"/><text:tab/>MODERATOR: Wexford has many events to check.</text:span></text:p>
      <text:p text:style-name="P1"><text:span text:style-name="T1"><text:s text:c="4"/><text:tab/>Okay nice. I hope this does not crash the machine.</text:span></text:p>
      <text:p text:style-name="P1"><text:span text:style-name="T1"><text:s text:c="4"/><text:tab/>Okay, here I have the events with different </text:span>times<text:span text:style-name="T1">. The events are super sparse: 2013, 2020, 2016, 2017 ... </text:span>This one<text:span text:style-name="T1"> only uses three data </text:span>sets<text:span text:style-name="T1">.</text:span></text:p>
      <text:p text:style-name="P1"><text:span text:style-name="T1"><text:s text:c="4"/><text:tab/>So I will go to the heat map and check it for the temperature.</text:span></text:p>
      <text:p text:style-name="P1"><text:span text:style-name="T1"><text:s text:c="4"/><text:tab/>There is just one graph. Now I understand. Each event is here as a row in the heat map. The event-258 was basically in winter I guess, and the other ones in summer I guess. There is quite a difference.</text:span></text:p>
      <text:p text:style-name="P1"><text:soft-page-break/><text:span text:style-name="T1"><text:s text:c="4"/><text:tab/>What was the task asking me to do?</text:span></text:p>
      <text:p text:style-name="P1"><text:span text:style-name="T1"><text:s text:c="4"/><text:tab/>(The participant reads the sub task again)</text:span></text:p>
      <text:p text:style-name="P1"><text:span text:style-name="T1"><text:s text:c="4"/><text:tab/>We can compare within the events.</text:span></text:p>
      <text:p text:style-name="P1"><text:span text:style-name="T1"><text:s text:c="4"/>7.c Say aloud if you would add any other feature to help you comprehend better the data at this point</text:span></text:p>
      <text:p text:style-name="P1"><text:span text:style-name="T1"><text:s text:c="4"/><text:tab/>I am not sure because it is a bit complicated in the sense that events are very scarce. If there were more events I would suggest a time series plot but these events are super super scarce. You cannot put the time series of the events there for temperature and see it there. I don't know.</text:span></text:p>
      <text:p text:style-name="P1"><text:span text:style-name="T1"><text:s text:c="4"/><text:tab/>I think for these types of events it is okay, it is nice.</text:span></text:p>
      <text:p text:style-name="P1"><text:span text:style-name="T1"><text:s text:c="4"/><text:tab/></text:span>So the task is completed<text:span text:style-name="T1">, and we go to 8.</text:span></text:p>
      <text:p text:style-name="P1"><text:span text:style-name="T1">8 Export/download the metadata and data from the first query (Q1)</text:span></text:p>
      <text:p text:style-name="P1"><text:span text:style-name="T1"><text:tab/></text:span></text:p>
      <text:p text:style-name="P1"><text:span text:style-name="T1"><text:s text:c="4"/>8.a FAIR data and metadata</text:span></text:p>
      <text:p text:style-name="P1"><text:span text:style-name="T1"><text:s text:c="4"/><text:tab/>FAIR data I guess is this data.</text:span></text:p>
      <text:p text:style-name="P1"><text:span text:style-name="T1"><text:s text:c="4"/><text:tab/>If I want the FAIR metadata, it downloads directly. I have another file with a weird extension. It is a ttl file and I don't know how to open this but I will figure that out I guess.</text:span></text:p>
      <text:p text:style-name="P1"><text:span text:style-name="T1"><text:s text:c="4"/>8.b Data provenance and Data table as CSV files</text:span></text:p>
      <text:p text:style-name="P1"><text:span text:style-name="T1"><text:s text:c="4"/><text:tab/>So I can export the data basically. This is my CSV file, I don't know if you can see it but I have </text:span>downloaded<text:span text:style-name="T1"> it.</text:span></text:p>
      <text:p text:style-name="P1"><text:span text:style-name="T1"><text:s text:c="4"/><text:tab/>This is easy., just go here and it downloads when clicking export.</text:span></text:p>
      <text:p text:style-name="P1"><text:span text:style-name="T1"><text:s text:c="4"/>8.c Export all data tables at once in the ‘Download All’ tab in the left panel</text:span></text:p>
      <text:p text:style-name="P1"><text:span text:style-name="T1"><text:s text:c="4"/>8.d Say aloud whether such event-environmental linked data and metadata would be useful and re-usable as input for environmental research</text:span></text:p>
      <text:p text:style-name="P1"><text:span text:style-name="T1"><text:s text:c="4"/><text:tab/>Yeah, I think that would be useful. I think that it does what sometimes is very dull and awful to do, which is to go to different data sources and try to match all the days you are </text:span>interested in there<text:span text:style-name="T1"> with the different variables from weather and pollution. Here you just click and get the data and I trust the data is correctly </text:span>loaded<text:span text:style-name="T1">.</text:span></text:p>
      <text:p text:style-name="P1"><text:span text:style-name="T1"><text:s text:c="4"/><text:tab/>The only thing I would maybe add is an automatic analysis whether these events make sense to say that are linked to some of the variables. I am going to send you a paper that is trying to see if zoonotic spillovers or </text:span>emergencies<text:span text:style-name="T1"> of diseases </text:span>were<text:span text:style-name="T1"> linked, which is something very punctual like your data here. There is just </text:span>one super<text:span text:style-name="T1"> random event, which </text:span>was<text:span text:style-name="T1"> linked </text:span>to the period<text:span text:style-name="T1"> of el Niño or something like that and they </text:span>were<text:span text:style-name="T1"> doing some analysis. It was not super interesting but it is something that maybe I don't know. Comparing for the whole period how </text:span>was the temperature<text:span text:style-name="T1"> when these events </text:span>were<text:span text:style-name="T1"> taking place or with some lag periods. I don't know. I am going to send it to you afterwards if I find it.</text:span></text:p>
      <text:p text:style-name="P1"><text:span text:style-name="T1"><text:s text:c="3"/><text:tab/><text:tab/></text:span>So the task<text:span text:style-name="T1"> is completed.</text:span></text:p>
      <text:p text:style-name="P1"><text:span text:style-name="T1">9 Finally, could you summarize verbally your </text:span>overall experience<text:span text:style-name="T1"> in completing these tasks using the SERDIF dashboard? </text:span></text:p>
      <text:p text:style-name="P1"><text:soft-page-break/><text:span text:style-name="T1"><text:tab/>So, yeah I think it is very intuitive. </text:span>If you<text:span text:style-name="T1"> don't use </text:span>Safari, it is better<text:span text:style-name="T1">.</text:span></text:p>
      <text:p text:style-name="P1"><text:span text:style-name="T1"><text:tab/>It works smoothly.</text:span></text:p>
      <text:p text:style-name="P1"><text:span text:style-name="T1"><text:tab/>Yeah, I don't know. Maybe for diseases where there are more </text:span>events<text:span text:style-name="T1"> maybe I would group them. I don't know if this is thought for diseases </text:span>that have<text:span text:style-name="T1"> lots of events. Then, I would group them by day instead of saying the temperature for the last 20 days. There will be an overlap if there are lots of events.</text:span></text:p>
      <text:p text:style-name="P1"><text:span text:style-name="T1"><text:tab/>I don't know. I guess this is more the data that I use. I do not normally use such scarce data but yeah.</text:span></text:p>
      <text:p text:style-name="P1"><text:span text:style-name="T1"><text:tab/>I think for this purpose this is great, it works fine and it is useful.</text:span></text:p>
      <text:p text:style-name="P1"><text:span text:style-name="T1"><text:tab/>What I would do personally is to download the data and then I would try to do something myself.</text:span></text:p>
      <text:p text:style-name="P1"><text:span text:style-name="T1"><text:tab/>Sometimes maybe what you like also because if you want to compare if some variables can trigger this event you would need information about this variable during the whole period. Like during the last 30 </text:span>years<text:span text:style-name="T1"> because you want to compare the values of temperature the last 10 days before the event but you don't have here super available the rest of temperature data if you want to compare it with the general values of temperature to check for a period with an anomaly or something like that. Maybe that is the only </text:span>thing<text:span text:style-name="T1"> I would add. I don't know how though.</text:span></text:p>
      <text:p text:style-name="P1"><text:span text:style-name="T1"><text:tab/>Yeah, I think that is it, so task completed number 9.</text:span></text:p>
      <text:p text:style-name="P1"><text:span text:style-name="T1"><text:ta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39" meta:word-count="4375" meta:character-count="23671" meta:non-whitespace-character-count="18385"/>
    <meta:generator>LibreOfficeDev/6.0.5.2$Linux_X86_64 LibreOffice_project/</meta:generator>
  </office:meta>
</office:document-meta>
</file>